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07f2f" officeooo:paragraph-rsid="00107f2f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2pt" officeooo:rsid="0018352e" officeooo:paragraph-rsid="0018352e" style:font-size-asian="12pt" style:font-size-complex="12pt"/>
    </style:style>
    <style:style style:name="P3" style:family="paragraph" style:parent-style-name="Heading_20_1" style:list-style-name="L1">
      <style:paragraph-properties fo:text-align="start" style:justify-single-word="false"/>
      <style:text-properties fo:font-size="12pt" fo:font-weight="normal" officeooo:rsid="00107f2f" officeooo:paragraph-rsid="00107f2f" style:font-size-asian="10.5pt" style:font-weight-asian="normal" style:font-size-complex="12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size="12pt" officeooo:rsid="00107f2f" officeooo:paragraph-rsid="0011892d" style:font-size-asian="10.5pt" style:font-size-complex="12pt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officeooo:rsid="00107f2f" officeooo:paragraph-rsid="0011892d" style:font-size-asian="10.5pt" style:font-size-complex="12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officeooo:rsid="00111814" officeooo:paragraph-rsid="0011892d" style:font-size-asian="10.5pt" style:font-size-complex="12pt"/>
    </style:style>
    <style:style style:name="P7" style:family="paragraph" style:parent-style-name="Standard" style:list-style-name="L2">
      <style:paragraph-properties fo:text-align="start" style:justify-single-word="false"/>
      <style:text-properties officeooo:paragraph-rsid="0011892d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officeooo:rsid="0011892d" officeooo:paragraph-rsid="0011892d" style:font-size-asian="10.5pt" style:font-size-complex="12pt"/>
    </style:style>
    <style:style style:name="P9" style:family="paragraph" style:parent-style-name="Text_20_body" style:list-style-name="L2">
      <style:paragraph-properties fo:text-align="start" style:justify-single-word="false"/>
      <style:text-properties fo:font-size="12pt" officeooo:rsid="0011892d" officeooo:paragraph-rsid="0011892d" style:font-size-asian="10.5pt" style:font-size-complex="12pt"/>
    </style:style>
    <style:style style:name="P10" style:family="paragraph" style:parent-style-name="Text_20_body" style:list-style-name="L1">
      <style:paragraph-properties fo:text-align="start" style:justify-single-word="false"/>
      <style:text-properties officeooo:paragraph-rsid="00107f2f"/>
    </style:style>
    <style:style style:name="P11" style:family="paragraph" style:parent-style-name="Text_20_body" style:list-style-name="L1">
      <style:paragraph-properties fo:text-align="start" style:justify-single-word="false"/>
      <style:text-properties officeooo:rsid="0011a932" officeooo:paragraph-rsid="0011a932"/>
    </style:style>
    <style:style style:name="P12" style:family="paragraph" style:parent-style-name="Text_20_body" style:list-style-name="L1" style:master-page-name="">
      <loext:graphic-properties draw:fill="none"/>
      <style:paragraph-properties fo:margin-left="0.5in" fo:margin-right="0in" fo:margin-top="0in" fo:margin-bottom="0.0972in" style:contextual-spacing="false" fo:line-height="115%" fo:text-align="start" style:justify-single-word="false" fo:text-indent="-0.25in" style:auto-text-indent="false" style:page-number="auto" fo:background-color="transparent"/>
      <style:text-properties officeooo:rsid="0011a932" officeooo:paragraph-rsid="0011a932"/>
    </style:style>
    <style:style style:name="P13" style:family="paragraph" style:parent-style-name="Text_20_body" style:list-style-name="L1">
      <loext:graphic-properties draw:fill="none"/>
      <style:paragraph-properties fo:margin-top="0in" fo:margin-bottom="0.0972in" style:contextual-spacing="false" fo:line-height="115%" fo:text-align="start" style:justify-single-word="false" fo:background-color="transparent"/>
      <style:text-properties officeooo:rsid="00133036" officeooo:paragraph-rsid="00133036"/>
    </style:style>
    <style:style style:name="P14" style:family="paragraph" style:parent-style-name="Text_20_body" style:list-style-name="L1">
      <loext:graphic-properties draw:fill="none"/>
      <style:paragraph-properties fo:margin-left="0.5in" fo:margin-right="0in" fo:margin-top="0in" fo:margin-bottom="0.0972in" style:contextual-spacing="false" fo:line-height="115%" fo:text-align="start" style:justify-single-word="false" fo:text-indent="-0.25in" style:auto-text-indent="false" fo:background-color="transparent"/>
      <style:text-properties officeooo:rsid="0011a932" officeooo:paragraph-rsid="0011a932"/>
    </style:style>
    <style:style style:name="P15" style:family="paragraph" style:parent-style-name="Text_20_body" style:list-style-name="L1">
      <loext:graphic-properties draw:fill="none"/>
      <style:paragraph-properties fo:margin-top="0in" fo:margin-bottom="0.0972in" style:contextual-spacing="false" fo:line-height="115%" fo:text-align="start" style:justify-single-word="false" fo:background-color="transparent"/>
      <style:text-properties officeooo:rsid="0014350e" officeooo:paragraph-rsid="0014350e"/>
    </style:style>
    <style:style style:name="P16" style:family="paragraph" style:parent-style-name="Text_20_body" style:list-style-name="L1">
      <loext:graphic-properties draw:fill="none"/>
      <style:paragraph-properties fo:margin-top="0in" fo:margin-bottom="0.0972in" style:contextual-spacing="false" fo:line-height="115%" fo:text-align="start" style:justify-single-word="false" fo:background-color="transparent"/>
      <style:text-properties officeooo:rsid="0014350e" officeooo:paragraph-rsid="0014ceaa"/>
    </style:style>
    <style:style style:name="P17" style:family="paragraph" style:parent-style-name="Text_20_body" style:list-style-name="L1">
      <loext:graphic-properties draw:fill="none"/>
      <style:paragraph-properties fo:margin-top="0in" fo:margin-bottom="0.0972in" style:contextual-spacing="false" fo:line-height="115%" fo:text-align="start" style:justify-single-word="false" fo:background-color="transparent"/>
      <style:text-properties fo:font-size="12pt" officeooo:rsid="00111814" officeooo:paragraph-rsid="00133036" style:font-size-asian="10.5pt" style:font-size-complex="12pt"/>
    </style:style>
    <style:style style:name="P18" style:family="paragraph" style:parent-style-name="Text_20_body" style:list-style-name="L1">
      <loext:graphic-properties draw:fill="none"/>
      <style:paragraph-properties fo:margin-top="0in" fo:margin-bottom="0.0972in" style:contextual-spacing="false" fo:line-height="115%" fo:text-align="start" style:justify-single-word="false" fo:background-color="transparent"/>
      <style:text-properties fo:font-size="12pt" officeooo:rsid="0014f61a" officeooo:paragraph-rsid="0014f61a" style:font-size-asian="10.5pt" style:font-size-complex="12pt"/>
    </style:style>
    <style:style style:name="P19" style:family="paragraph" style:parent-style-name="Text_20_body" style:list-style-name="L1">
      <loext:graphic-properties draw:fill="none"/>
      <style:paragraph-properties fo:margin-top="0in" fo:margin-bottom="0.0972in" style:contextual-spacing="false" fo:line-height="115%" fo:text-align="start" style:justify-single-word="false" fo:background-color="transparent"/>
      <style:text-properties fo:font-size="12pt" officeooo:rsid="0018ad64" officeooo:paragraph-rsid="0018ad64" style:font-size-asian="10.5pt" style:font-size-complex="12pt"/>
    </style:style>
    <style:style style:name="P20" style:family="paragraph" style:parent-style-name="Text_20_body" style:list-style-name="L1">
      <loext:graphic-properties draw:fill="none"/>
      <style:paragraph-properties fo:margin-top="0in" fo:margin-bottom="0.0972in" style:contextual-spacing="false" fo:line-height="115%" fo:text-align="start" style:justify-single-word="false" fo:background-color="transparent"/>
      <style:text-properties fo:font-size="12pt" officeooo:rsid="0021dbd4" officeooo:paragraph-rsid="0021dbd4" style:font-size-asian="10.5pt" style:font-size-complex="12pt"/>
    </style:style>
    <style:style style:name="P21" style:family="paragraph" style:parent-style-name="Text_20_body" style:list-style-name="L1">
      <loext:graphic-properties draw:fill="none"/>
      <style:paragraph-properties fo:margin-top="0in" fo:margin-bottom="0.0972in" style:contextual-spacing="false" fo:line-height="115%" fo:text-align="start" style:justify-single-word="false" fo:background-color="transparent"/>
      <style:text-properties fo:font-size="12pt" officeooo:rsid="0021e8b0" officeooo:paragraph-rsid="0021e8b0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111814" officeooo:paragraph-rsid="0021dbd4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111814" officeooo:paragraph-rsid="00111814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rsid="00190c65" officeooo:paragraph-rsid="00190c65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0pt" officeooo:rsid="00190c65" officeooo:paragraph-rsid="00190c65" style:font-size-asian="10pt" style:font-size-complex="10pt"/>
    </style:style>
    <style:style style:name="T1" style:family="text">
      <style:text-properties fo:font-size="12pt" officeooo:rsid="00111814" style:font-size-asian="10.5pt" style:font-size-complex="12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1814" style:font-weight-asian="normal" style:font-weight-complex="normal"/>
    </style:style>
    <style:style style:name="T4" style:family="text">
      <style:text-properties officeooo:rsid="0018352e"/>
    </style:style>
    <style:style style:name="T5" style:family="text">
      <style:text-properties officeooo:rsid="00133036"/>
    </style:style>
    <style:style style:name="T6" style:family="text">
      <style:text-properties officeooo:rsid="0014350e"/>
    </style:style>
    <style:style style:name="T7" style:family="text">
      <style:text-properties officeooo:rsid="0014ceaa"/>
    </style:style>
    <style:style style:name="T8" style:family="text">
      <style:text-properties fo:font-size="10pt" style:font-size-asian="10pt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lculating people’s attraction based on their facial expressions, body movement, voice tone and words spoken</text:p>
      <text:p text:style-name="P2">Mitrea Ioan David</text:p>
      <text:p text:style-name="P1"/>
      <text:p text:style-name="P1"/>
      <text:list xml:id="list3641359516" text:style-name="L1">
        <text:list-item>
          <text:h text:style-name="P3" text:outline-level="1">A Multimodal Emotion Recognition System: Integrating Facial Expressions, Body Movement, Speech, and Spoken Language; Kris Kraack, College of Computing, Georgia Institute of Technology, Atlanta, GA, USA</text:h>
        </text:list-item>
      </text:list>
      <text:p text:style-name="P4"><text:tab/>Articolul evidentiaza puterea folosirii unei arhitecturi multimodale pentru identificarea <text:tab/>emotiilor folosind featureurile descrise si de mine</text:p>
      <text:list text:style-name="L2">
        <text:list-item>
          <text:p text:style-name="P5">Articolul are structura</text:p>
          <text:list>
            <text:list-item>
              <text:p text:style-name="P5">Abstract</text:p>
            </text:list-item>
            <text:list-item>
              <text:p text:style-name="P6">Introduction</text:p>
            </text:list-item>
            <text:list-item>
              <text:p text:style-name="P6">Related Work</text:p>
            </text:list-item>
            <text:list-item>
              <text:p text:style-name="P6">Limitations of traditional evaluation and technological solution</text:p>
            </text:list-item>
            <text:list-item>
              <text:p text:style-name="P6">Methodology</text:p>
              <text:list>
                <text:list-item>
                  <text:p text:style-name="P6">Facial Expression Recognition</text:p>
                </text:list-item>
                <text:list-item>
                  <text:p text:style-name="P6">Body Movement Analysis</text:p>
                </text:list-item>
                <text:list-item>
                  <text:p text:style-name="P6">Speech Recognition</text:p>
                </text:list-item>
                <text:list-item>
                  <text:p text:style-name="P6">Spoken Language Recognition</text:p>
                </text:list-item>
                <text:list-item>
                  <text:p text:style-name="P6">Multimodal integration</text:p>
                </text:list-item>
              </text:list>
            </text:list-item>
            <text:list-item>
              <text:p text:style-name="P6">Model Evaluation</text:p>
            </text:list-item>
            <text:list-item>
              <text:p text:style-name="P6">Preliminary Real World Testing</text:p>
            </text:list-item>
            <text:list-item>
              <text:p text:style-name="P6">Disussion</text:p>
            </text:list-item>
            <text:list-item>
              <text:p text:style-name="P6">Conclusion</text:p>
            </text:list-item>
            <text:list-item>
              <text:p text:style-name="P6">Future Work</text:p>
              <text:p text:style-name="P7"><text:span text:style-name="T1">Descriere: Articolul propune un sistem multimodal de recunoastere a emotiilor bazat pe analiza combinata a 4 surse de date: </text:span><text:span text:style-name="Strong_20_Emphasis"><text:span text:style-name="T2">expresii faciale</text:span></text:span><text:span text:style-name="T2">, </text:span><text:span text:style-name="Strong_20_Emphasis"><text:span text:style-name="T2">mișcări corporale</text:span></text:span><text:span text:style-name="T2">, </text:span><text:span text:style-name="Strong_20_Emphasis"><text:span text:style-name="T2">voce</text:span></text:span><text:span text:style-name="T2"> și </text:span><text:span text:style-name="Strong_20_Emphasis"><text:span text:style-name="T2">limbaj. </text:span></text:span><text:span text:style-name="Strong_20_Emphasis"><text:span text:style-name="T3">Autorul sustine ca acest approach creste semnificativ precizia. Lucrare contine arhitectura sistemului si statistici pe datele de test pe care s a incercat modelul</text:span></text:span></text:p>
            </text:list-item>
          </text:list>
        </text:list-item>
        <text:list-item>
          <text:p text:style-name="P6">Are 56 de elemente in bibliografie</text:p>
        </text:list-item>
        <text:list-item>
          <text:p text:style-name="P8">2 citari <text:a xlink:type="simple" xlink:href="https://www.semanticscholar.org/paper/A-Multimodal-Emotion-Recognition-System%3A-Facial-and-Kraack/228c7bcfa0f57ab8d1f7551e9cae188302809802" text:style-name="Internet_20_link" text:visited-style-name="Visited_20_Internet_20_Link">https://www.semanticscholar.org/paper/A-Multimodal-Emotion-Recognition-System%3A-Facial-and-Kraack/228c7bcfa0f57ab8d1f7551e9cae188302809802</text:a></text:p>
        </text:list-item>
        <text:list-item>
          <text:p text:style-name="P9">Citari: Numele autorului, titlul articolului, numele jurnalului, detalii de publicare, identificator digital</text:p>
        </text:list-item>
      </text:list>
      <text:list text:continue-list="list3641359516" text:style-name="L1">
        <text:list-item>
          <text:p text:style-name="P10">Learning situated emotions; Lauren A.M. Leboisa, Christine D. Wilson-Mendenhallb, W. Kyle Simmons c,d, Lisa Feldman Barrette.f <text:tab/>, Lawrence W. Barsalou</text:p>
          <text:list>
            <text:list-item>
              <text:p text:style-name="P11">Articolul sugereaza ca emotiile se bazeaza pe experiente anterioare. De aceea ar trebui ca emotiile pe care le simtim sa se bazeze pe ceea ce am simtit <text:span text:style-name="T4">in trecut</text:span></text:p>
            </text:list-item>
            <text:list-item>
              <text:p text:style-name="P11">Structura</text:p>
              <text:list>
                <text:list-item>
                  <text:p text:style-name="P11">Abstract</text:p>
                </text:list-item>
                <text:list-item>
                  <text:p text:style-name="P11">Introduction</text:p>
                </text:list-item>
                <text:list-item>
                  <text:p text:style-name="P11">Predictions / Hypothesis</text:p>
                </text:list-item>
                <text:list-item>
                  <text:p text:style-name="P11"><text:soft-page-break/>Method</text:p>
                </text:list-item>
                <text:list-item>
                  <text:p text:style-name="P11">Results</text:p>
                </text:list-item>
                <text:list-item>
                  <text:p text:style-name="P11">Discussion</text:p>
                </text:list-item>
                <text:list-item>
                  <text:p text:style-name="P11">Supplementary Materials and Appendices</text:p>
                </text:list-item>
              </text:list>
            </text:list-item>
            <text:list-item>
              <text:p text:style-name="P11">92 <text:span text:style-name="T5">de </text:span>elemente in bibliografie, citari: Autori, an, Titlu, Revista, Page range</text:p>
            </text:list-item>
            <text:list-item>
              <text:p text:style-name="P11">Oamenii nu au doar o versiune universală a unei emoții, precum frica sau furia — în schimb, ei înva<text:span text:style-name="T4">ta</text:span> versiuni „situa<text:span text:style-name="T4">t</text:span>ionale” specifice ale acestor emo<text:span text:style-name="T4">t</text:span>ii, care se potrivesc unor tipuri particulare de situa<text:span text:style-name="T4">t</text:span>ii (de exemplu, frica de r<text:span text:style-name="T4">a</text:span>nire fizic<text:span text:style-name="T4">a</text:span> fa<text:span text:style-name="T4">ta</text:span> de frica de respingere social<text:span text:style-name="T4">a</text:span>). <text:span text:style-name="T4">I</text:span>n timp, aceste forme situa<text:span text:style-name="T4">t</text:span>ionale devin parte din “persoana adevarata” al unei persoane.</text:p>
            </text:list-item>
          </text:list>
        </text:list-item>
        <text:list-item>
          <text:p text:style-name="P12">Facial expression and body gesture emotion recognition: A systematic review on the use of visual data in affective computing; Alex Sherstinsky</text:p>
          <text:list>
            <text:list-item>
              <text:p text:style-name="P13">Este relevant deoarece descrie toate formele prin care s a incercat clasificarea emotiilor folosind diversi algoritmi. Ne da un overview</text:p>
            </text:list-item>
            <text:list-item>
              <text:p text:style-name="P13">Structura</text:p>
              <text:list>
                <text:list-item>
                  <text:p text:style-name="P13">Abstract</text:p>
                </text:list-item>
                <text:list-item>
                  <text:p text:style-name="P13">Introducere</text:p>
                </text:list-item>
                <text:list-item>
                  <text:p text:style-name="P13">Literature review</text:p>
                </text:list-item>
                <text:list-item>
                  <text:p text:style-name="P13">Research objective and methodology</text:p>
                </text:list-item>
                <text:list-item>
                  <text:p text:style-name="P13">Results</text:p>
                </text:list-item>
              </text:list>
            </text:list-item>
            <text:list-item>
              <text:p text:style-name="P13">75 de elemente in bibliografie; citari: Autori, Titlu, Revista (Sau site), pagini, doi (daca e prezent)</text:p>
            </text:list-item>
            <text:list-item>
              <text:p text:style-name="P13">Articolul descrie metodele uzuale folosite in detectarea emotiilor folosind expresiile faciale si gesturile corpului</text:p>
            </text:list-item>
          </text:list>
        </text:list-item>
        <text:list-item>
          <text:p text:style-name="P14">Recurrent Neural Networks (RNNs): A gentle Introduction and Overview; Robin M. Schmidt, Department of Computer Science, Eberhard-Karls-University Tübingen, Tübingen, Germany</text:p>
          <text:list>
            <text:list-item>
              <text:p text:style-name="P13">Ajuta la intelegerea RNN urilor dar si la intelegerea aplicabilitatii lor: <text:span text:style-name="T6">prelucrarea datelor secventiale. Am ales sa aplic acest principiu bazat pe faptul ca emotiile curente ne sunt influentate de emotiile pe care le am simtit</text:span></text:p>
            </text:list-item>
            <text:list-item>
              <text:p text:style-name="P15">Structura</text:p>
              <text:list>
                <text:list-item>
                  <text:p text:style-name="P15">Abstract</text:p>
                </text:list-item>
                <text:list-item>
                  <text:p text:style-name="P15">Introduction</text:p>
                </text:list-item>
                <text:list-item>
                  <text:p text:style-name="P15">The roots of RNN</text:p>
                </text:list-item>
                <text:list-item>
                  <text:p text:style-name="P15">RNN unfolding/unrolling</text:p>
                </text:list-item>
                <text:list-item>
                  <text:p text:style-name="P15"><text:soft-page-break/>RNN training difficulty</text:p>
                </text:list-item>
                <text:list-item>
                  <text:p text:style-name="P15">From RNN to vanila LSTM network</text:p>
                </text:list-item>
                <text:list-item>
                  <text:p text:style-name="P15">The vanilla LSTM network mechanism</text:p>
                </text:list-item>
                <text:list-item>
                  <text:p text:style-name="P15">Extensions to the Vanilla LSTM network</text:p>
                </text:list-item>
                <text:list-item>
                  <text:p text:style-name="P15">Conclusions and future work</text:p>
                </text:list-item>
              </text:list>
            </text:list-item>
            <text:list-item>
              <text:p text:style-name="P15">78 de <text:span text:style-name="T5">elemente</text:span> in bibliografie; citari: Autor, Titlu, Institutie unde s a publicat, anul</text:p>
            </text:list-item>
            <text:list-item>
              <text:p text:style-name="P16">Articolul prezinta o introducere in detaliu <text:span text:style-name="T7">pentru </text:span>RNN uri si <text:span text:style-name="T7">pentru </text:span>LTSM. <text:span text:style-name="T7">Prezinta arhitectura de baza si ce este o celula pentru RNN uri si cum functioneaza Backpropagation over time. De asemenea precizeaza erori ale RNN urilor “simple” cum ar fi vanishing gradients sau exploding gradients.</text:span></text:p>
            </text:list-item>
          </text:list>
        </text:list-item>
        <text:list-item>
          <text:p text:style-name="P17"><text:reference-mark-start text:name="ASR"/>Automatic Speech Recognition: A survey of deep learning techniques and approaches; Harsh Ahlawat, Naveen Aggarwal, Deepti Gupta<text:reference-mark-end text:name="ASR"/></text:p>
          <text:list>
            <text:list-item>
              <text:p text:style-name="P18">Ajuta la intelegerea diferitelor tehnici de recunoastere a vocii si cum au evoluat aceste tehnici. Pentru acest paper se poate alege un tip de model pentru recunoastere</text:p>
            </text:list-item>
            <text:list-item>
              <text:p text:style-name="P18">Structura</text:p>
              <text:list>
                <text:list-item>
                  <text:p text:style-name="P18">Abstract</text:p>
                </text:list-item>
                <text:list-item>
                  <text:p text:style-name="P18">Introduction</text:p>
                </text:list-item>
                <text:list-item>
                  <text:p text:style-name="P18">Nature of study</text:p>
                </text:list-item>
                <text:list-item>
                  <text:p text:style-name="P18">Overview of ASR</text:p>
                </text:list-item>
                <text:list-item>
                  <text:p text:style-name="P18">Datasets</text:p>
                </text:list-item>
                <text:list-item>
                  <text:p text:style-name="P18">ASR Accuracy Metrics</text:p>
                </text:list-item>
                <text:list-item>
                  <text:p text:style-name="P18">ASR Toolkits</text:p>
                </text:list-item>
                <text:list-item>
                  <text:p text:style-name="P18">Review of Deep NN models for ASR</text:p>
                </text:list-item>
                <text:list-item>
                  <text:p text:style-name="P18">Lastest ASR models based on deep learning</text:p>
                </text:list-item>
                <text:list-item>
                  <text:p text:style-name="P18">Reinforcement learning impact</text:p>
                </text:list-item>
                <text:list-item>
                  <text:p text:style-name="P18">Conclusion</text:p>
                </text:list-item>
                <text:list-item>
                  <text:p text:style-name="P18">Challenges and future directions</text:p>
                </text:list-item>
              </text:list>
            </text:list-item>
            <text:list-item>
              <text:p text:style-name="P18">49 de elemente in bibliografie; <text:span text:style-name="T6">Autor, Titlu, Institutie unde s a publicat, anul</text:span></text:p>
            </text:list-item>
            <text:list-item>
              <text:p text:style-name="P19">Articolul evidentiaza toate metodele dezvoltate pentru a detecta textul din vocea oamenilor</text:p>
            </text:list-item>
          </text:list>
        </text:list-item>
        <text:list-item>
          <text:p text:style-name="P19">A test of multimodal communication in humans using 881 judgements of men and women’s physical, vocal, and olfactory attractivenes; Megan Nicole Williams, Coren Lee Apicella.</text:p>
          <text:list>
            <text:list-item>
              <text:p text:style-name="P20">Relevance: Reinforces the idea that a multimodal approach (they use Physical appearance, vocal and odor attractiveness.</text:p>
            </text:list-item>
            <text:list-item>
              <text:p text:style-name="P21"><text:soft-page-break/>Description: Thie article tries to test the redundancy hyphosthesis (that modalities don’t introduce new information but overlapping information that can be found in other sensories).</text:p>
            </text:list-item>
          </text:list>
        </text:list-item>
        <text:list-item>
          <text:p text:style-name="P20"/>
        </text:list-item>
      </text:list>
      <text:p text:style-name="P22"><text:tab/></text:p>
      <text:p text:style-name="P22"/>
      <text:p text:style-name="P23"/>
      <text:p text:style-name="P24">References</text:p>
      <text:p text:style-name="P24"/>
      <text:p text:style-name="P24"><text:span text:style-name="T8">[1] Kraack, K. (2023). A Multimodal Emotion Recognition System: Integrating Facial Expressions, Body Movement, Speech, and Spoken Language.</text:span><text:a xlink:type="simple" xlink:href="https://arxiv.org/abs/2412.17907" text:style-name="Internet_20_link" text:visited-style-name="Visited_20_Internet_20_Link"><text:span text:style-name="T8">https://arxiv.org/abs/2412.17907</text:span></text:a></text:p>
      <text:p text:style-name="P24"><text:span text:style-name="T8">[2] Lebois, L. A. M., Wilson-Mendenhall, C. D., Simmons, W. K., Barrett, L. F., &amp; Barsalou, L. W. (2018). Learning situated emotions. Neuropsychologia, 145, 106637. </text:span><text:a xlink:type="simple" xlink:href="https://doi.org/10.1016/j.neuropsychologia.2018.01.008" text:style-name="Internet_20_link" text:visited-style-name="Visited_20_Internet_20_Link"><text:span text:style-name="T8">https://doi.org/10.1016/j.neuropsychologia.2018.01.008</text:span></text:a></text:p>
      <text:p text:style-name="P24"><text:span text:style-name="T8">[3] Sherstinsky, A. (2022). Facial expression and body gesture emotion recognition: A systematic review on the use of visual data in affective computing. IEEE Transactions on Affective Computing, 13(4), 1648-1670. </text:span><text:a xlink:type="simple" xlink:href="https://doi.org/10.1109/TAFFC.2020.2986722" text:style-name="Internet_20_link" text:visited-style-name="Visited_20_Internet_20_Link"><text:span text:style-name="T8">https://doi.org/10.1109/TAFFC.2020.2986722</text:span></text:a></text:p>
      <text:p text:style-name="P24"><text:span text:style-name="T8">[4] Schmidt, R. M. (2019). Recurrent Neural Networks (RNNs): A gentle Introduction and Overview. arXiv preprint arXiv:1912.05911. </text:span><text:a xlink:type="simple" xlink:href="https://arxiv.org/abs/1912.05911" text:style-name="Internet_20_link" text:visited-style-name="Visited_20_Internet_20_Link"><text:span text:style-name="T8">https://arxiv.org/abs/1912.05911</text:span></text:a></text:p>
      <text:p text:style-name="P25">Ahlawat, H., Aggarwal, N., &amp; Gupta, D. (2022). </text:p>
      <text:p text:style-name="P24"><text:span text:style-name="T8">[5] Automatic Speech Recognition: A survey of deep learning techniques and approaches. ACM Computing Surveys, 55(7), 1-34. </text:span><text:a xlink:type="simple" xlink:href="https://doi.org/10.1145/3555803" office:target-frame-name="_blank" xlink:show="new" text:style-name="Internet_20_link" text:visited-style-name="Visited_20_Internet_20_Link"><text:span text:style-name="T8">https://doi.org/10.1145/3555803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5T15:29:16.150030000</meta:creation-date>
    <dc:date>2025-10-19T15:10:13.544687000</dc:date>
    <meta:editing-duration>PT1H53M31S</meta:editing-duration>
    <meta:editing-cycles>4</meta:editing-cycles>
    <meta:generator>LibreOffice/25.8.2.2$MacOSX_X86_64 LibreOffice_project/d401f2107ccab8f924a8e2df40f573aab7605b6f</meta:generator>
    <meta:document-statistic meta:table-count="0" meta:image-count="0" meta:object-count="0" meta:page-count="4" meta:paragraph-count="89" meta:word-count="899" meta:character-count="6249" meta:non-whitespace-character-count="5508"/>
  </office:meta>
</office:document-meta>
</file>